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0d31" officeooo:paragraph-rsid="001c0d31"/>
    </style:style>
    <style:style style:name="P2" style:family="paragraph" style:parent-style-name="Standard">
      <style:text-properties officeooo:rsid="001c0d31" officeooo:paragraph-rsid="001dd7e9"/>
    </style:style>
    <style:style style:name="P3" style:family="paragraph" style:parent-style-name="Standard">
      <style:text-properties officeooo:rsid="001dd7e9" officeooo:paragraph-rsid="001dd7e9"/>
    </style:style>
    <style:style style:name="P4" style:family="paragraph" style:parent-style-name="Standard">
      <style:text-properties officeooo:rsid="001e0300" officeooo:paragraph-rsid="001e0300"/>
    </style:style>
    <style:style style:name="T1" style:family="text">
      <style:text-properties style:language-asian="ja" style:country-asian="JP"/>
    </style:style>
    <style:style style:name="T2" style:family="text">
      <style:text-properties officeooo:rsid="001dd7e9" style:language-asian="ja" style:country-asian="J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Задание проекта</text:p>
      <text:p text:style-name="P1">Проект <text:span text:style-name="T1">Li</text:span><text:span text:style-name="T2">fe</text:span><text:span text:style-name="T1"> In Math World</text:span></text:p>
      <text:p text:style-name="P1"><text:span text:style-name="T1">Участники Данил Козинский, Иван Баранов</text:span></text:p>
      <text:p text:style-name="P2"><text:span text:style-name="T1">При запуске программы выводится окно, в котором можно выбрать размер карты и уровень сложности. От сложности зависит скорость нападения на базу, а также время, дающееся на решение примеро</text:span><text:span text:style-name="T2">в</text:span><text:span text:style-name="T1">. В начале игры </text:span><text:span text:style-name="T2">игроку доступен лишь строитель, который должен добыть дерево для создания крепости. Также можно будет добывать железо, еду, воду, драгоценности .Все ресурсы добываются решением примеров на время(чем быстрее пример решён, тем больше ресурсов будет получено).</text:span></text:p>
      <text:p text:style-name="P3"><text:span text:style-name="T1">Дерево и железо являются основными в данной игре, и будут нужны при постройке почти каждого здания. Еда и вода необходима для обеспечения некоторых зданий, в которых будут находиться люди(башни, шахты).С помощью драгоценностей можно будет построить особое здание- оракул, раз в ход можно будет решить дополнительные примеры, чтобы получить ресурсы.</text:span></text:p>
      <text:p text:style-name="P4"><text:span text:style-name="T1">В зависимости от сложности, которую выбрал игрок, на крепость с различной периодичностью будут нападать дикие животные. Чтобы отбиться от них также необходимо будет решить некоторые задачи. Если животные разрушили главное здание, то игра закончится. С каждой атакой время, за которое необходимо будет решить пример будет уменьшаться.</text:span></text:p>
      <text:p text:style-name="P4"><text:span text:style-name="T1">Цель игры: выжить наибольшее количество ходов.</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9T20:46:42.744000000</meta:creation-date>
    <dc:date>2020-12-29T21:12:57.696000000</dc:date>
    <meta:editing-duration>PT5M44S</meta:editing-duration>
    <meta:editing-cycles>1</meta:editing-cycles>
    <meta:document-statistic meta:table-count="0" meta:image-count="0" meta:object-count="0" meta:page-count="1" meta:paragraph-count="7" meta:word-count="178" meta:character-count="1267" meta:non-whitespace-character-count="1096"/>
    <meta:generator>LibreOffice/7.0.4.2$Windows_X86_64 LibreOffice_project/dcf040e67528d9187c66b2379df5ea4407429775</meta:generator>
  </office:meta>
</office:document-meta>
</file>